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ce1" office:value-type="string" calcext:value-type="string">
            <text:p>TV</text:p>
          </table:table-cell>
          <table:table-cell table:number-columns-repeated="4"/>
          <table:table-cell table:style-name="ce1" office:value-type="string" calcext:value-type="string">
            <text:p>HDMI1</text:p>
          </table:table-cell>
          <table:table-cell table:number-columns-repeated="4"/>
          <table:table-cell table:style-name="ce1" office:value-type="string" calcext:value-type="string">
            <text:p>HDMI2</text:p>
          </table:table-cell>
          <table:table-cell table:number-columns-repeated="4"/>
          <table:table-cell table:style-name="ce1" office:value-type="string" calcext:value-type="string">
            <text:p>HDMI3</text:p>
          </table:table-cell>
          <table:table-cell table:number-columns-repeated="4"/>
          <table:table-cell table:style-name="ce1" office:value-type="string" calcext:value-type="string">
            <text:p>HDMI4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2414" calcext:value-type="float">
            <text:p>2414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32" calcext:value-type="float">
            <text:p>2432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29" calcext:value-type="float">
            <text:p>2429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26" calcext:value-type="float">
            <text:p>2426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24" calcext:value-type="float">
            <text:p>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7" calcext:value-type="float">
            <text:p>60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9" calcext:value-type="float">
            <text:p>59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0" calcext:value-type="float">
            <text:p>58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8" calcext:value-type="float">
            <text:p>58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53" calcext:value-type="float">
            <text:p>65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9" calcext:value-type="float">
            <text:p>58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1" calcext:value-type="float">
            <text:p>58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51" calcext:value-type="float">
            <text:p>55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22" calcext:value-type="float">
            <text:p>62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38" calcext:value-type="float">
            <text:p>63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2" calcext:value-type="float">
            <text:p>58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8" calcext:value-type="float">
            <text:p>57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52" calcext:value-type="float">
            <text:p>55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9101" calcext:value-type="float">
            <text:p>191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20379" calcext:value-type="float">
            <text:p>2037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19771" calcext:value-type="float">
            <text:p>1977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20378" calcext:value-type="float">
            <text:p>2037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19755" calcext:value-type="float">
            <text:p>19755</text:p>
          </table:table-cell>
          <table:table-cell table:number-columns-repeated="2"/>
        </table:table-row>
        <table:table-row table:style-name="ro1" table:number-rows-repeated="104854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6:55:19.321493316</meta:creation-date>
    <dc:date>2015-06-08T18:11:52.507977890</dc:date>
    <meta:editing-duration>PT1M12S</meta:editing-duration>
    <meta:editing-cycles>1</meta:editing-cycles>
    <meta:document-statistic meta:table-count="1" meta:cell-count="420" meta:object-count="0"/>
    <meta:generator>LibreOffice/4.2.8.2$Linux_X86_64 LibreOffice_project/420m0$Build-2</meta:generator>
  </office:meta>
</office:document-meta>
</file>